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2580000006457C1F563ADA172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as-char" svg:width="7.216cm" svg:height="1.979cm" draw:z-index="0"><draw:image xlink:href="Pictures/10000200000002580000006457C1F563ADA1720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toukh, Barbara (DDCT)</meta:initial-creator>
    <meta:creation-date>2017-04-12T14:35:00</meta:creation-date>
    <dc:date>2017-04-14T17:09:01.778776486</dc:date>
    <meta:editing-cycles>2</meta:editing-cycles>
    <meta:editing-duration>PT1M41S</meta:editing-duration>
    <meta:document-statistic meta:table-count="0" meta:image-count="1" meta:object-count="0" meta:page-count="1" meta:paragraph-count="1" meta:word-count="0" meta:character-count="0" meta:non-whitespace-character-count="0"/>
    <meta:generator>LibreOffice/5.1.6.2$Linux_X86_64 LibreOffice_project/10m0$Build-2</meta:generator>
  </office:meta>
</office:document-meta>
</file>